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X]" text:name="X"/>
        <text:user-field-decl office:value-type="string" office:string-value="[Y]" text:name="Y"/>
        <text:user-field-decl office:value-type="string" office:string-value="[Z]" text:name="Z"/>
      </text:user-field-decls>
      <text:p text:style-name="P9">
        <text:span text:style-name="T1">Test simple </text:span>
        <text:span text:style-name="T3">htmltext</text:span>
        <text:span text:style-name="T1"> : </text:span>
      </text:p>
      <text:p text:style-name="P9">
        <text:span text:style-name="T2"/>
      </text:p>
      <text:p text:style-name="P27">
        <text:span text:style-name="T2">
          <text:user-field-get text:name="X">[X]</text:user-field-get>
        </text:span>
      </text:p>
      <text:p text:style-name="P27">
        <text:span text:style-name="T2"/>
      </text:p>
      <text:list xml:id="list1623662424" text:style-name="L2">
        <text:list-item>
          <text:p text:style-name="P28">
            <text:span text:style-name="T2">
              <text:user-field-get text:name="Y">[Y]</text:user-field-get>
            </text:span>
          </text:p>
        </text:list-item>
      </text:list>
      <text:p text:style-name="P27">
        <text:span text:style-name="T2"/>
      </text:p>
      <text:p text:style-name="P27">
        <text:span text:style-name="T11">Voici </text:span>
        <text:span text:style-name="T2">
          <text:user-field-get text:name="Z">[Z]</text:user-field-get>
        </text:span>
        <text:span text:style-name="T11">.</text:span>
      </text:p>
      <text:p text:style-name="P9">
        <text:span text:style-name="T2"/>
      </text:p>
      <text:p text:style-name="P9">
        <text:span text:style-name="T2"/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ttendu" style:family="paragraph" style:parent-style-name="Text_20_body">
      <style:text-properties fo:color="#808080"/>
    </style:style>
    <style:style style:name="Frame_20_contents" style:display-name="Frame contents" style:family="paragraph" style:parent-style-name="Text_20_body" style:class="extra"/>
    <style:style style:name="Test" style:family="paragraph" style:parent-style-name="Standard" style:class="text">
      <style:text-properties fo:color="#008000" style:font-name="Courier New" fo:font-size="2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#ffcc99" style:background-transparency="0%" fo:padding="0.15cm" fo:border="0.06pt solid #000000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2-21T13:53:40</meta:creation-date>
    <meta:generator>LibreOffice/3.6$Linux_x86 LibreOffice_project/360m1$Build-2</meta:generator>
    <dc:date>2012-11-23T10:38:26</dc:date>
    <dc:creator>Éric Brison</dc:creator>
    <meta:editing-duration>PT14H19M29S</meta:editing-duration>
    <meta:editing-cycles>50</meta:editing-cycles>
    <meta:document-statistic meta:table-count="0" meta:image-count="0" meta:object-count="0" meta:page-count="1" meta:paragraph-count="4" meta:word-count="8" meta:character-count="39" meta:non-whitespace-character-count="34"/>
  </office:meta>
</office:document-meta>
</file>